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adOnlyIndexReader.getDeletedDocs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OnlyIndexReader.hasDele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edTermPositions.next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OnlyIndexReader.isDeleted( int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edTermDocs.read( int [ ] docs , int [ ] freq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adOnlyIndexReader.termPosi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OnlyIndexReader.doCom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edTermPositions.isPayload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OnlyIndexReader.doUndelete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edTermDocs.skipTo( int 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adOnlyIndexReader.updateDeletedDocs( CommittableIndexReader read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ilteredTermDocs.FilteredTermDocs( TermDocs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OnlyIndexReader.getParent( int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edTermPositions.getPayload( byte [ ] data , int 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edTermPositions.FilteredTermPositions( TermPositions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OnlyIndexReader.getB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OnlyIndexReader.ReadOnlyIndexReader( SharedIndexReader reader , BitSet deleted , long deletedDocs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lteredTermDocs.n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adOnlyIndexReader.termDo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OnlyIndexReader.termDocs( Term ter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adOnlyIndexReader.getCreationTi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edTermPositions.getPayload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OnlyIndexReader.numDo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OnlyIndexReader.doDelete( int docNu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